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497cm" fo:min-width="4.8cm"/>
    </style:style>
    <style:style style:name="gr2" style:family="graphic" style:parent-style-name="standard">
      <style:graphic-properties svg:stroke-color="#000000" svg:stroke-opacity="100%" draw:fill="solid" draw:fill-color="#000000" draw:opacity="36%" draw:textarea-horizontal-align="justify" draw:textarea-vertical-align="middle" draw:auto-grow-height="false" fo:min-height="15.35cm" fo:min-width="0.4cm"/>
    </style:style>
    <style:style style:name="gr3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24cm" fo:min-width="4.8cm"/>
    </style:style>
    <style:style style:name="gr6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4.05cm" fo:min-width="0cm"/>
    </style:style>
    <style:style style:name="gr10" style:family="graphic" style:parent-style-name="standard">
      <style:graphic-properties svg:stroke-color="#ffffff" svg:stroke-opacity="0%" draw:fill="none" draw:fill-color="#ffffff" draw:opacity="0%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26cm" fo:min-width="0cm"/>
    </style:style>
    <style:style style:name="gr12" style:family="graphic" style:parent-style-name="standard">
      <style:graphic-properties svg:stroke-color="#000000" svg:stroke-opacity="0%" draw:fill="none" draw:fill-color="#ffffff" draw:opacity="0%" draw:textarea-horizontal-align="justify" draw:textarea-vertical-align="middle" draw:auto-grow-height="false" fo:min-height="0.84cm" fo:min-width="5.8cm"/>
    </style:style>
    <style:style style:name="gr13" style:family="graphic" style:parent-style-name="standard">
      <style:graphic-properties svg:stroke-color="#333333" draw:fill-color="#ffffff" draw:textarea-horizontal-align="justify" draw:textarea-vertical-align="middle" draw:auto-grow-height="false" fo:min-height="0.15cm" fo:min-width="0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5pt" style:font-size-complex="15pt"/>
    </style:style>
    <style:style style:name="P3" style:family="paragraph">
      <loext:graphic-properties draw:fill="solid" draw:fill-color="#000000" draw:opacity="36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9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9pt"/>
    </style:style>
    <style:style style:name="P12" style:family="paragraph">
      <loext:graphic-properties draw:fill="none" draw:fill-color="#ffffff" draw:opacity="0%"/>
      <style:paragraph-properties fo:text-align="center"/>
      <style:text-properties fo:font-size="15pt"/>
    </style:style>
    <style:style style:name="P13" style:family="paragraph">
      <loext:graphic-properties draw:fill="none" draw:fill-color="#ffffff"/>
      <style:paragraph-properties fo:text-align="center"/>
      <style:text-properties fo:font-size="14pt"/>
    </style:style>
    <style:style style:name="P14" style:family="paragraph">
      <loext:graphic-properties draw:fill="none" draw:fill-color="#ffffff" draw:opacity="0%"/>
      <style:paragraph-properties fo:text-align="center"/>
      <style:text-properties fo:font-size="14pt" style:font-size-asian="15pt" style:font-size-complex="15pt"/>
    </style:style>
    <style:style style:name="P15" style:family="paragraph">
      <loext:graphic-properties draw:fill="none" draw:fill-color="#ffffff" draw:opacity="0%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2.747cm" svg:x="6.51cm" svg:y="2.8cm">
          <text:p text:style-name="P1"><text:span text:style-name="T1">InceptionTime</text:span></text:p>
          <text:p text:style-name="P1"><text:span text:style-name="T1">T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2.747cm" svg:x="6.5cm" svg:y="6.8cm">
          <text:p text:style-name="P1"><text:span text:style-name="T1">InceptionTime</text:span></text:p>
          <text:p text:style-name="P1"><text:span text:style-name="T1">P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2.747cm" svg:x="6.5cm" svg:y="10.8cm">
          <text:p text:style-name="P1"><text:span text:style-name="T1">InceptionTime</text:span></text:p>
          <text:p text:style-name="P1"><text:span text:style-name="T1">N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2.747cm" svg:x="6.5cm" svg:y="14.8cm">
          <text:p text:style-name="P1"><text:span text:style-name="T1">InceptionTime</text:span></text:p>
          <text:p text:style-name="P1"><text:span text:style-name="T1">AL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15.6cm" svg:x="13.4cm" svg:y="2.3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0.5cm" svg:height="0.5cm" svg:x="13.6cm" svg:y="2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3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3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4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4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5.0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5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0.5cm" svg:height="0.5cm" svg:x="13.6cm" svg:y="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7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7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8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8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9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0.5cm" svg:height="0.5cm" svg:x="13.6cm" svg:y="10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0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1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1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2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2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3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4" draw:layer="layout" svg:width="0.5cm" svg:height="0.5cm" svg:x="13.6cm" svg:y="1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5cm" svg:height="0.5cm" svg:x="13.6cm" svg:y="1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5" draw:layer="layout" svg:x1="11.8cm" svg:y1="8.15cm" svg:x2="13.4cm" svg:y2="8.15cm">
          <text:p/>
        </draw:line>
        <draw:line draw:style-name="gr4" draw:text-style-name="P5" draw:layer="layout" svg:x1="11.8cm" svg:y1="12.15cm" svg:x2="13.4cm" svg:y2="12.15cm">
          <text:p/>
        </draw:line>
        <draw:line draw:style-name="gr4" draw:text-style-name="P5" draw:layer="layout" svg:x1="11.8cm" svg:y1="16.15cm" svg:x2="13.4cm" svg:y2="16.15cm">
          <text:p/>
        </draw:line>
        <draw:line draw:style-name="gr4" draw:text-style-name="P5" draw:layer="layout" svg:x1="11.8cm" svg:y1="4.15cm" svg:x2="13.4cm" svg:y2="4.15cm">
          <text:p/>
        </draw:line>
        <draw:custom-shape draw:style-name="gr5" draw:text-style-name="P7" draw:layer="layout" svg:width="5.3cm" svg:height="2.49cm" svg:x="15.7cm" svg:y="8.9cm">
          <text:p text:style-name="P6"><text:span text:style-name="T2">Multilayer Perceptron</text:span></text:p>
          <text:p text:style-name="P6"><text:span text:style-name="T2">All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4cm" svg:height="0.4cm" svg:x="22.6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9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9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4cm" svg:height="0.4cm" svg:x="22.6cm" svg:y="1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21cm" svg:y1="10.15cm" svg:x2="22.6cm" svg:y2="10.15cm">
          <text:p/>
        </draw:line>
        <draw:custom-shape draw:style-name="gr8" draw:text-style-name="P10" draw:layer="layout" svg:width="0.5cm" svg:height="0.5cm" svg:x="2.1cm" svg:y="1cm">
          <text:p text:style-name="P9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2.1cm" svg:y="1.5cm">
          <text:p text:style-name="P9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2.1cm" svg:y="2cm">
          <text:p text:style-name="P9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5cm" svg:height="4.3cm" svg:x="2.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393cm" svg:height="0.25cm" draw:transform="rotate (-1.5707963267949) translate (2.648cm 4.431cm)">
          <text:p text:style-name="P9"><text:span text:style-name="T4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cm" svg:height="0.51cm" svg:x="2.1cm" svg:y="6.8cm">
          <text:p text:style-name="P9"><text:span text:style-name="T3">8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cm" svg:height="0.5cm" svg:x="4cm" svg:y="5cm">
          <text:p text:style-name="P9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4cm" svg:y="5.5cm">
          <text:p text:style-name="P9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4cm" svg:y="6cm">
          <text:p text:style-name="P9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0.5cm" svg:height="4.3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393cm" svg:height="0.25cm" draw:transform="rotate (-1.5707963267949) translate (4.548cm 8.431cm)">
          <text:p text:style-name="P9"><text:span text:style-name="T4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cm" svg:height="0.51cm" svg:x="4cm" svg:y="10.8cm">
          <text:p text:style-name="P9"><text:span text:style-name="T3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cm" svg:height="0.5cm" svg:x="4cm" svg:y="13cm">
          <text:p text:style-name="P9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4cm" svg:y="13.5cm">
          <text:p text:style-name="P9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4cm" svg:y="14cm">
          <text:p text:style-name="P9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5cm" svg:height="4.3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393cm" svg:height="0.25cm" draw:transform="rotate (-1.5707963267949) translate (4.548cm 16.431cm)">
          <text:p text:style-name="P9"><text:span text:style-name="T4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cm" svg:height="0.51cm" svg:x="4cm" svg:y="18.8cm">
          <text:p text:style-name="P9"><text:span text:style-name="T3">8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2.6cm" svg:y1="4.15cm" svg:x2="6.5cm" svg:y2="4.15cm">
          <text:p/>
        </draw:line>
        <draw:line draw:style-name="gr7" draw:text-style-name="P5" draw:layer="layout" svg:x1="2.6cm" svg:y1="12.15cm" svg:x2="6.5cm" svg:y2="12.15cm">
          <text:p/>
        </draw:line>
        <draw:line draw:style-name="gr7" draw:text-style-name="P5" draw:layer="layout" svg:x1="4.5cm" svg:y1="16.15cm" svg:x2="6.5cm" svg:y2="16.15cm">
          <text:p/>
        </draw:line>
        <draw:line draw:style-name="gr7" draw:text-style-name="P5" draw:layer="layout" svg:x1="4.5cm" svg:y1="8.15cm" svg:x2="6.5cm" svg:y2="8.15cm">
          <text:p/>
        </draw:line>
        <draw:line draw:style-name="gr7" draw:text-style-name="P5" draw:layer="layout" svg:x1="14.3cm" svg:y1="4.15cm" svg:x2="15.7cm" svg:y2="10.15cm">
          <text:p/>
        </draw:line>
        <draw:line draw:style-name="gr7" draw:text-style-name="P5" draw:layer="layout" svg:x1="14.3cm" svg:y1="16.15cm" svg:x2="15.7cm" svg:y2="10.15cm">
          <text:p/>
        </draw:line>
        <draw:line draw:style-name="gr7" draw:text-style-name="P5" draw:layer="layout" svg:x1="14.3cm" svg:y1="8.15cm" svg:x2="15.7cm" svg:y2="10.15cm">
          <text:p/>
        </draw:line>
        <draw:line draw:style-name="gr7" draw:text-style-name="P5" draw:layer="layout" svg:x1="14.3cm" svg:y1="12.16cm" svg:x2="15.7cm" svg:y2="10.15cm">
          <text:p/>
        </draw:line>
        <draw:custom-shape draw:style-name="gr12" draw:text-style-name="P14" draw:layer="layout" svg:width="6.3cm" svg:height="1.09cm" draw:transform="rotate (1.5707963267949) translate (1cm 7.3cm)">
          <text:p text:style-name="P1"><text:span text:style-name="T1">Downsampled T3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6.3cm" svg:height="1.09cm" draw:transform="rotate (1.5707963267949) translate (3cm 11.3cm)">
          <text:p text:style-name="P6"><text:span text:style-name="T2">Downsampled P3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cm" svg:height="0.5cm" svg:x="2.1cm" svg:y="9cm">
          <text:p text:style-name="P9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2.1cm" svg:y="9.5cm">
          <text:p text:style-name="P9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cm" svg:height="0.5cm" svg:x="2.1cm" svg:y="10cm">
          <text:p text:style-name="P9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5cm" svg:height="4.3cm" svg:x="2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393cm" svg:height="0.25cm" draw:transform="rotate (-1.5707963267949) translate (2.648cm 12.431cm)">
          <text:p text:style-name="P9"><text:span text:style-name="T4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cm" svg:height="0.51cm" svg:x="2.1cm" svg:y="14.8cm">
          <text:p text:style-name="P9"><text:span text:style-name="T3">8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6.3cm" svg:height="1.09cm" draw:transform="rotate (1.5707963267949) translate (1cm 15.3cm)">
          <text:p text:style-name="P1"><text:span text:style-name="T1">Downsampled NH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6.3cm" svg:height="1.09cm" draw:transform="rotate (1.5707963267949) translate (3cm 19.3cm)">
          <text:p text:style-name="P1"><text:span text:style-name="T1">Downsampled AL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g>
              <draw:custom-shape draw:style-name="gr13" draw:text-style-name="P16" draw:layer="layout" svg:width="0.4cm" svg:height="0.4cm" svg:x="14.8cm" svg:y="2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3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3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4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4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4cm" svg:height="0.4cm" svg:x="14.8cm" svg:y="4.8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5.2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5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6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6.8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7.2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3" draw:text-style-name="P16" draw:layer="layout" svg:width="0.4cm" svg:height="0.4cm" svg:x="14.8cm" svg:y="7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8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8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8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9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0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3" draw:text-style-name="P16" draw:layer="layout" svg:width="0.4cm" svg:height="0.4cm" svg:x="14.8cm" svg:y="10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0.8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1.2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1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2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2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6" draw:layer="layout" svg:width="0.4cm" svg:height="0.4cm" svg:x="14.8cm" svg:y="12.8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line draw:style-name="gr7" draw:text-style-name="P5" draw:layer="layout" svg:x1="15.2cm" svg:y1="7.601cm" svg:x2="16.8cm" svg:y2="7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0:34:19.795993119</meta:creation-date>
    <dc:date>2020-04-14T16:31:39.047188150</dc:date>
    <meta:editing-duration>PT22M51S</meta:editing-duration>
    <meta:editing-cycles>6</meta:editing-cycles>
    <meta:generator>LibreOffice/6.0.7.3$Linux_X86_64 LibreOffice_project/00m0$Build-3</meta:generator>
    <meta:document-statistic meta:object-count="122"/>
  </office:meta>
</office:document-meta>
</file>